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94ba7" officeooo:paragraph-rsid="00194ba7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94ba7" officeooo:paragraph-rsid="00194ba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rsid="00194ba7" officeooo:paragraph-rsid="00194ba7"/>
    </style:style>
    <style:style style:name="P4" style:family="paragraph" style:parent-style-name="Standard">
      <style:paragraph-properties fo:text-align="start" style:justify-single-word="false"/>
      <style:text-properties officeooo:paragraph-rsid="00194ba7"/>
    </style:style>
    <style:style style:name="T1" style:family="text">
      <style:text-properties officeooo:rsid="00194ba7"/>
    </style:style>
    <style:style style:name="T2" style:family="text">
      <style:text-properties fo:font-size="12pt" officeooo:rsid="00194ba7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test</text:p>
      <text:p text:style-name="P2"/>
      <text:p text:style-name="P2"/>
      <text:p text:style-name="P2">Test d’affichage du message :</text:p>
      <text:p text:style-name="P4"><text:span text:style-name="T2">Mise à jour de la quantité minimum du </text:span>Stylo bic cristal bleu <text:span text:style-name="T1">à 12, et mise à jour de sa quantite disponible à 11.</text:span></text:p>
      <text:p text:style-name="P3">Le messsage s’affiche correctement avec le nom de la fourniture.</text:p>
      <text:p text:style-name="P3"/>
      <text:p text:style-name="P3"/>
      <text:p text:style-name="P3">Test de création d’une fourniture :</text:p>
      <text:p text:style-name="P4"><text:span text:style-name="T1">Création d’une fourniture </text:span>Stic de colle UHU, <text:span text:style-name="T1">avec une quantité minimum de 5, et une quantité disponible de 6.</text:span></text:p>
      <text:p text:style-name="P3">La fourniture est bien créer avec les bonnes valeur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9:36:51.327143282</meta:creation-date>
    <dc:date>2021-06-10T09:40:50.423008097</dc:date>
    <meta:editing-duration>PT3M5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7" meta:word-count="76" meta:character-count="418" meta:non-whitespace-character-count="349"/>
  </office:meta>
</office:document-meta>
</file>